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color="#999999" fo:font-size="16pt" fo:font-weight="bold" officeooo:rsid="0007b8d5" officeooo:paragraph-rsid="0007b8d5" style:font-size-asian="14pt" style:font-weight-asian="bold" style:font-size-complex="16pt" style:font-weight-complex="bold"/>
    </style:style>
    <style:style style:name="P2" style:family="paragraph" style:parent-style-name="Standard">
      <style:paragraph-properties fo:text-align="center" style:justify-single-word="false"/>
      <style:text-properties fo:color="#808080" fo:font-size="16pt" fo:font-weight="bold" officeooo:rsid="0007b8d5" officeooo:paragraph-rsid="0007b8d5" style:font-size-asian="14pt" style:font-weight-asian="bold" style:font-size-complex="16pt" style:font-weight-complex="bold"/>
    </style:style>
    <style:style style:name="P3" style:family="paragraph" style:parent-style-name="Standard">
      <style:paragraph-properties fo:text-align="start" style:justify-single-word="false"/>
      <style:text-properties fo:color="#808080" fo:font-size="13pt" fo:font-weight="bold" officeooo:rsid="0007b8d5" officeooo:paragraph-rsid="0007b8d5"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fo:color="#000000" fo:font-size="16pt" fo:font-weight="bold" officeooo:rsid="0007b8d5" officeooo:paragraph-rsid="0007b8d5" style:font-size-asian="14pt" style:font-weight-asian="bold" style:font-size-complex="16pt" style:font-weight-complex="bold"/>
    </style:style>
    <style:style style:name="P5" style:family="paragraph" style:parent-style-name="Standard">
      <style:paragraph-properties fo:text-align="start" style:justify-single-word="false"/>
      <style:text-properties fo:color="#000000" fo:font-size="16pt" fo:font-weight="bold" officeooo:rsid="0007b8d5" officeooo:paragraph-rsid="0007b8d5" style:font-size-asian="16pt" style:font-weight-asian="bold" style:font-size-complex="16pt" style:font-weight-complex="bold"/>
    </style:style>
    <style:style style:name="P6" style:family="paragraph" style:parent-style-name="Standard">
      <style:paragraph-properties fo:text-align="start" style:justify-single-word="false"/>
      <style:text-properties fo:color="#000000" fo:font-size="13pt" fo:font-weight="normal" officeooo:rsid="0007b8d5" officeooo:paragraph-rsid="0007b8d5"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fo:color="#000000" fo:font-size="13pt" fo:font-weight="bold" officeooo:rsid="0007b8d5" officeooo:paragraph-rsid="0007b8d5" style:font-size-asian="11.3500003814697pt" style:font-weight-asian="bold" style:font-size-complex="13pt" style:font-weight-complex="bold"/>
    </style:style>
    <style:style style:name="P8" style:family="paragraph" style:parent-style-name="Standard">
      <style:paragraph-properties fo:text-align="start" style:justify-single-word="false"/>
      <style:text-properties fo:color="#000000" fo:font-size="13pt" fo:font-weight="bold" officeooo:rsid="0007b8d5" officeooo:paragraph-rsid="0007b8d5" style:font-size-asian="13pt" style:font-weight-asian="bold" style:font-size-complex="13pt" style:font-weight-complex="bold"/>
    </style:style>
    <style:style style:name="P9" style:family="paragraph" style:parent-style-name="Standard">
      <style:paragraph-properties fo:text-align="center" style:justify-single-word="false"/>
      <style:text-properties fo:font-size="40pt" fo:font-weight="bold" officeooo:rsid="0007b8d5" officeooo:paragraph-rsid="0007b8d5" style:font-size-asian="40pt" style:font-weight-asian="bold" style:font-size-complex="40pt" style:font-weight-complex="bold"/>
    </style:style>
    <style:style style:name="P10" style:family="paragraph" style:parent-style-name="Standard" style:list-style-name="L1">
      <style:paragraph-properties fo:text-align="start" style:justify-single-word="false"/>
      <style:text-properties fo:color="#000000" fo:font-size="13pt" fo:font-weight="normal" officeooo:rsid="0008beea" officeooo:paragraph-rsid="0008beea" style:font-size-asian="11.3500003814697pt" style:font-weight-asian="normal" style:font-size-complex="13pt" style:font-weight-complex="normal"/>
    </style:style>
    <style:style style:name="P11" style:family="paragraph" style:parent-style-name="Standard" style:list-style-name="L1">
      <style:paragraph-properties fo:text-align="start" style:justify-single-word="false"/>
      <style:text-properties fo:color="#000000" fo:font-size="13pt" fo:font-weight="normal" officeooo:rsid="0007b8d5" officeooo:paragraph-rsid="0007b8d5" style:font-size-asian="11.3500003814697pt" style:font-weight-asian="normal" style:font-size-complex="13pt" style:font-weight-complex="normal"/>
    </style:style>
    <style:style style:name="P12" style:family="paragraph" style:parent-style-name="Standard" style:list-style-name="L3">
      <style:paragraph-properties fo:text-align="start" style:justify-single-word="false"/>
      <style:text-properties fo:color="#000000" fo:font-size="13pt" fo:font-weight="normal" officeooo:rsid="000c7338" officeooo:paragraph-rsid="000c7338" style:font-size-asian="11.3500003814697pt" style:font-weight-asian="normal" style:font-size-complex="13pt" style:font-weight-complex="normal"/>
    </style:style>
    <style:style style:name="P13" style:family="paragraph" style:parent-style-name="Standard" style:list-style-name="L3">
      <style:paragraph-properties fo:text-align="start" style:justify-single-word="false"/>
      <style:text-properties fo:color="#000000" fo:font-size="13pt" fo:font-weight="normal" officeooo:rsid="000da6b0" officeooo:paragraph-rsid="000da6b0"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fo:color="#000000" fo:font-size="16pt" fo:font-weight="bold" officeooo:rsid="0007b8d5" officeooo:paragraph-rsid="0007b8d5" style:font-size-asian="14pt" style:font-weight-asian="bold" style:font-size-complex="16pt" style:font-weight-complex="bold"/>
    </style:style>
    <style:style style:name="T1" style:family="text">
      <style:text-properties fo:color="#808080"/>
    </style:style>
    <style:style style:name="T2" style:family="text">
      <style:text-properties officeooo:rsid="000b3833"/>
    </style:style>
    <style:style style:name="T3" style:family="text">
      <style:text-properties officeooo:rsid="000da6b0"/>
    </style:style>
    <style:style style:name="T4"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JASMEET SINGH</text:p>
      <text:p text:style-name="P2">Electronics Student from New Delhi</text:p>
      <text:p text:style-name="P1"><text:span text:style-name="T1">email: </text:span><text:a xlink:type="simple" xlink:href="mailto:jasmeet0915@gmail.com" text:style-name="Internet_20_link" text:visited-style-name="Visited_20_Internet_20_Link">jasmeet0915@gmail.com</text:a></text:p>
      <text:p text:style-name="P2">Mobile: 8802327251</text:p>
      <text:p text:style-name="P2"/>
      <text:p text:style-name="P5">About Me:</text:p>
      <text:p text:style-name="P6">I am a first year Electronics and Communication student from New Delhi. Driven by never ending thirst of knowledge, I like to get my hands dirty with projects. I like to build projects at intersection of hardware and software. Being greatly attracted to the field of Artificial Intelligence and Computer Vision, I like to make the electronic devices smarter and more reliable.</text:p>
      <text:p text:style-name="P6"/>
      <text:p text:style-name="P4">Education:</text:p>
      <text:p text:style-name="P3">Currently enrolled in:</text:p>
      <text:p text:style-name="P6">Bachelor's of Technology, Electronics and Communication Engineering</text:p>
      <text:p text:style-name="P6">Maharja Agrasen Institue of Technology, GGSIPU</text:p>
      <text:p text:style-name="P6"/>
      <text:p text:style-name="P4">Projects:</text:p>
      <text:p text:style-name="P8"/>
      <text:p text:style-name="P8">Real Harry Potter Wand</text:p>
      <text:p text:style-name="P3">Computer Vision|Machine Learning|Raspberry Pi</text:p>
      <text:p text:style-name="P6">Inspired from the Interactive Wands at Wizarding World of Harry Potter in Universal Studios, I created a DIY version of those wands using Computer Vision, Machine Learning, a Raspberry Pi and some other basic electronics. This project allows me to open/close a box with the correct flicks of a retro-reflector tipped Harry Potter Wand.</text:p>
      <text:p text:style-name="P7"/>
      <text:p text:style-name="P7">Poseidon: The Water Saver</text:p>
      <text:p text:style-name="P3">Arduino</text:p>
      <text:p text:style-name="P6">This was a cheap water saving system I built for my school. Making the use of an ultrasonic sensor, an arduino UNO was used tomeasure the water level in an overhead tank and accordingly control the motor on the ground floor with HC-12 wireless serial communicationmodules. The arduino also notified the person in-charge about switching on/off of the motor by giving a missed call on their phone using a GSM module.</text:p>
      <text:p text:style-name="P6"/>
      <text:p text:style-name="P4">Acheivements and Mentions:</text:p>
      <text:list xml:id="list3312162415" text:style-name="L3">
        <text:list-item>
          <text:p text:style-name="P12"><text:span text:style-name="T4">Won the First Runner Up</text:span> in Geeks-of-Galaxy Hackathon organized at ABES Engineering College, Ghaziabad <text:span text:style-name="T3">2019.</text:span></text:p>
        </text:list-item>
        <text:list-item>
          <text:p text:style-name="P13"><text:span text:style-name="T4">Shorlisted among the Top 10</text:span> teams for the category of<text:span text:style-name="T4"> Best Use of Microsoft Azure</text:span> in HackCBS2.0 2019, Asisa’s first MLH Hackathon. </text:p>
        </text:list-item>
      </text:list>
      <text:list xml:id="list107490057" text:style-name="L1">
        <text:list-item>
          <text:p text:style-name="P10">A <text:span text:style-name="T4">project showcase article</text:span> was written about my ‘Real Harry Potter Wand’ project in the <text:span text:style-name="T4">MagPi Magazine(Official Raspberry Pi Magazine)</text:span> issue no. 86 in <text:span text:style-name="T2">O</text:span>ctober 2019.</text:p>
        </text:list-item>
        <text:list-item>
          <text:p text:style-name="P11">My project ‘Real Harry Potter Wand’ got featured on Raspberry Pi official website where a blog was written about the project.</text:p>
        </text:list-item>
        <text:list-item>
          <text:p text:style-name="P11"><text:soft-page-break/>My project ‘Real Harry Potter Wand’ was declared as the ‘Project of Week’ on Hackster.io</text:p>
        </text:list-item>
        <text:list-item>
          <text:p text:style-name="P11">Secured First Prize in Astronomy Quiz, Wartex DAV Dayanand Viha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4T01:39:54.563876879</meta:creation-date>
    <dc:date>2019-10-21T18:25:32.589618271</dc:date>
    <meta:editing-duration>PT15M43S</meta:editing-duration>
    <meta:editing-cycles>4</meta:editing-cycles>
    <meta:generator>LibreOffice/6.0.7.3$Linux_X86_64 LibreOffice_project/00m0$Build-3</meta:generator>
    <meta:document-statistic meta:table-count="0" meta:image-count="0" meta:object-count="0" meta:page-count="2" meta:paragraph-count="24" meta:word-count="349" meta:character-count="2192" meta:non-whitespace-character-count="1872"/>
  </office:meta>
</office:document-meta>
</file>